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91cm"/>
    </style:style>
    <style:style style:name="co2" style:family="table-column">
      <style:table-column-properties fo:break-before="auto" style:column-width="57.088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L</text:p>
          </table:table-cell>
          <table:table-cell table:style-name="Default" office:value-type="string" calcext:value-type="string">
            <text:p>output_ST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lways ( rise (weK4 == 5.3) -&gt; fVkFx6oBI &lt;= 94 )</text:p>
          </table:table-cell>
          <table:table-cell office:value-type="string" calcext:value-type="string">
            <text:p>(w[t] = 5.3) -&gt; (fV[kFx6oBI][t] &lt;= 94)</text:p>
          </table:table-cell>
          <table:table-cell office:value-type="string" calcext:value-type="string">
            <text:p>Whenever the event that the value of weK4 gets shifted to 5.3 happens then all of the following conditions hold: the value of fVkFx6oBI shall be at most 94 instantly.</text:p>
          </table:table-cell>
          <table:table-cell office:value-type="string" calcext:value-type="string">
            <text:p>immediate_response</text:p>
          </table:table-cell>
        </table:table-row>
        <table:table-row table:style-name="ro1">
          <table:table-cell office:value-type="string" calcext:value-type="string">
            <text:p>always ( fall (rSnn4GBSub &gt; 2044 and rSnn4GBSub &lt; 2391) and lJaHE9gY &gt; 5.7 -&gt; eventually [0:46] (always [0:8] (U_dTx6 &gt;= 2 and U_dTx6 &lt;= 4)) )</text:p>
          </table:table-cell>
          <table:table-cell office:value-type="string" calcext:value-type="string">
            <text:p>(rSnn4GBSub[t] &lt; 2044 | rSnn4GBSub[t] &gt; 2391) &amp; lJaHE9gY[t] &gt; 5.7 -&gt; F[0,46] (2 &lt;= UdTx6[t] &lt;= 4) &amp; G[0,8] (2 &lt;= UdTx6[t] &lt;= 4)</text:p>
          </table:table-cell>
          <table:table-cell office:value-type="string" calcext:value-type="string">
            <text:p>Whenever the transition action that the value of signal rSnn4GBSub goes out of the bound (2044, 2391) occurs, and the lJaHE9gY signal remains larger than 5.7, then in response after a time in the subsequent 46 time units, the value of signal U_dTx6 shall be in the interval [2, 4] and then always remains like this for every moment in the following 8 time units.</text:p>
          </table:table-cell>
          <table:table-cell office:value-type="string" calcext:value-type="string">
            <text:p>stabilization_recurrence</text:p>
          </table:table-cell>
        </table:table-row>
        <table:table-row table:style-name="ro1">
          <table:table-cell office:value-type="string" calcext:value-type="string">
            <text:p>always ( (jIJf3 &gt;= 1 and jIJf3 &lt;= 9) since [0:5.3] (hPloXNr1C &lt;= 1277) -&gt; not (eventually [0:5] (Z_u16l8IpX &gt; 5.62 and Z_u16l8IpX &lt; 9.57)) )</text:p>
          </table:table-cell>
          <table:table-cell office:value-type="string" calcext:value-type="string">
            <text:p>G ((j I J f 3[t] &gt;= 1 &amp; j I J f 3[t] &lt;= 9) U[-5.3,0] (h P l o X N r 1 C[t] &lt;= 1277) -&gt; ~F[0,5] (Z _ u 1 6 l 8 I p X[t] &gt; 5.62 &amp; Z _ u 1 6 l 8 I p X[t] &lt; 9.57)).</text:p>
          </table:table-cell>
          <table:table-cell office:value-type="string" calcext:value-type="string">
            <text:p>Globally, if consecutively jIJf3 has been staying at least 1 and less than or equal to 9 since the value of signal hPloXNr1C was once no larger than 1277, which was observed at a certain time point within the past 5.3 time units then the following condition will not be true: there will be ultimately a certain moment in the next 5 time units, at which the Z_u16l8IpX signal is bigger than 5.62 and smaller than 9.57.</text:p>
          </table:table-cell>
          <table:table-cell office:value-type="string" calcext:value-type="string">
            <text:p>temporal_response</text:p>
          </table:table-cell>
        </table:table-row>
        <table:table-row table:style-name="ro1">
          <table:table-cell office:value-type="string" calcext:value-type="string">
            <text:p>always [0:4] (H &gt;= 24)</text:p>
          </table:table-cell>
          <table:table-cell office:value-type="string" calcext:value-type="string">
            <text:p>G[0,4] (H[t] &gt;= 24)</text:p>
          </table:table-cell>
          <table:table-cell office:value-type="string" calcext:value-type="string">
            <text:p>For every moment within the first 4 time units, the value of H ought to keep greater than or equal to 24 all the time.</text:p>
          </table:table-cell>
          <table:table-cell office:value-type="string" calcext:value-type="string">
            <text:p>invariance_reachability</text:p>
          </table:table-cell>
        </table:table-row>
        <table:table-row table:style-name="ro1">
          <table:table-cell office:value-type="string" calcext:value-type="string">
            <text:p>always ( fall (qcdjyUzd &gt; 6.4 and qcdjyUzd &lt; 9.6) and FobHx7JnE &gt; 0 -&gt; eventually [0:43] (always [0:53] (uiOWG &gt;= 4 and uiOWG &lt;= 7)) )</text:p>
          </table:table-cell>
          <table:table-cell table:style-name="Default"/>
          <table:table-cell office:value-type="string" calcext:value-type="string">
            <text:p>As soon as the event that the value of signal qcdjyUzd leaves the range (6.4, 9.6) gets observed and the value of signal FobHx7JnE is over 0 then all of the following conditions hold: after a time in the subsequent 43 time units, the value of signal uiOWG has to always remain at least 4 and at most 7 for every time instant within the coming 53 time units.</text:p>
          </table:table-cell>
          <table:table-cell office:value-type="string" calcext:value-type="string">
            <text:p>stabilization_recurr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05:12.962055305</meta:creation-date>
    <dc:date>2024-01-22T21:52:11.104441851</dc:date>
    <meta:editing-duration>PT2H51M27S</meta:editing-duration>
    <meta:editing-cycles>3</meta:editing-cycles>
    <meta:generator>LibreOffice/7.4.7.2$Linux_X86_64 LibreOffice_project/40$Build-2</meta:generator>
    <meta:document-statistic meta:table-count="1" meta:cell-count="23" meta:object-count="0"/>
  </office:meta>
</office:document-meta>
</file>